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TreeModelDefinition.getDirectoryExclud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Definition.setSource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Definition.getDirectoryInclud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Definition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Definition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Definition.setDirectoryPatterns( List includes , List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eeModelDefinition.getFileExclud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Definition.setFilePatterns( List includes , List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TreeModelDefinition.getFileInclud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TreeModelDefinition.getRoo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